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roboto, roboto-fallback"/>
  </office:font-face-decls>
  <office:automatic-styles>
    <style:style style:name="P1" style:family="paragraph" style:parent-style-name="Standard">
      <style:text-properties fo:font-weight="bold" officeooo:rsid="0012246c" officeooo:paragraph-rsid="0012246c" style:font-weight-asian="bold" style:font-weight-complex="bold"/>
    </style:style>
    <style:style style:name="P2" style:family="paragraph" style:parent-style-name="Standard">
      <style:text-properties fo:font-weight="bold" officeooo:rsid="0012246c" officeooo:paragraph-rsid="002854fc" style:font-weight-asian="bold" style:font-weight-complex="bold"/>
    </style:style>
    <style:style style:name="P3" style:family="paragraph" style:parent-style-name="Standard">
      <style:text-properties fo:font-weight="bold" officeooo:rsid="0015843d" officeooo:paragraph-rsid="0015843d" style:font-weight-asian="bold" style:font-weight-complex="bold"/>
    </style:style>
    <style:style style:name="P4" style:family="paragraph" style:parent-style-name="Standard">
      <style:text-properties fo:font-weight="bold" officeooo:rsid="002854fc" officeooo:paragraph-rsid="002854fc" style:font-weight-asian="bold" style:font-weight-complex="bold"/>
    </style:style>
    <style:style style:name="P5" style:family="paragraph" style:parent-style-name="Standard">
      <style:text-properties fo:font-weight="bold" officeooo:rsid="002ae775" officeooo:paragraph-rsid="002ae775" style:font-weight-asian="bold" style:font-weight-complex="bold"/>
    </style:style>
    <style:style style:name="P6" style:family="paragraph" style:parent-style-name="Standard">
      <style:text-properties fo:font-weight="normal" officeooo:rsid="001115e5" officeooo:paragraph-rsid="001115e5" style:font-weight-asian="normal" style:font-weight-complex="normal"/>
    </style:style>
    <style:style style:name="P7" style:family="paragraph" style:parent-style-name="Standard">
      <style:text-properties fo:font-weight="normal" officeooo:rsid="001115e5" officeooo:paragraph-rsid="0034423f" style:font-weight-asian="normal" style:font-weight-complex="normal"/>
    </style:style>
    <style:style style:name="P8" style:family="paragraph" style:parent-style-name="Standard">
      <style:text-properties fo:font-weight="normal" officeooo:rsid="001115e5" officeooo:paragraph-rsid="00388120" style:font-weight-asian="normal" style:font-weight-complex="normal"/>
    </style:style>
    <style:style style:name="P9" style:family="paragraph" style:parent-style-name="Standard">
      <style:text-properties fo:font-weight="normal" officeooo:rsid="001115e5" officeooo:paragraph-rsid="003c51c3" style:font-weight-asian="normal" style:font-weight-complex="normal"/>
    </style:style>
    <style:style style:name="P10" style:family="paragraph" style:parent-style-name="Standard">
      <style:text-properties fo:font-weight="normal" officeooo:rsid="001115e5" officeooo:paragraph-rsid="0040c233" style:font-weight-asian="normal" style:font-weight-complex="normal"/>
    </style:style>
    <style:style style:name="P11" style:family="paragraph" style:parent-style-name="Standard">
      <style:text-properties fo:font-weight="normal" officeooo:rsid="0012246c" officeooo:paragraph-rsid="0012246c" style:font-weight-asian="normal" style:font-weight-complex="normal"/>
    </style:style>
    <style:style style:name="P12" style:family="paragraph" style:parent-style-name="Standard">
      <style:text-properties fo:font-weight="normal" officeooo:rsid="0012246c" officeooo:paragraph-rsid="00248601" style:font-weight-asian="normal" style:font-weight-complex="normal"/>
    </style:style>
    <style:style style:name="P13" style:family="paragraph" style:parent-style-name="Standard">
      <style:text-properties fo:font-weight="normal" officeooo:rsid="0015843d" officeooo:paragraph-rsid="0015843d" style:font-weight-asian="normal" style:font-weight-complex="normal"/>
    </style:style>
    <style:style style:name="P14" style:family="paragraph" style:parent-style-name="Standard">
      <style:text-properties fo:font-weight="normal" officeooo:rsid="00183f5b" officeooo:paragraph-rsid="00183f5b" style:font-weight-asian="normal" style:font-weight-complex="normal"/>
    </style:style>
    <style:style style:name="P15" style:family="paragraph" style:parent-style-name="Standard">
      <style:text-properties fo:font-weight="normal" officeooo:rsid="001919bd" officeooo:paragraph-rsid="001919bd" style:font-weight-asian="normal" style:font-weight-complex="normal"/>
    </style:style>
    <style:style style:name="P16" style:family="paragraph" style:parent-style-name="Standard">
      <style:text-properties fo:font-weight="normal" officeooo:rsid="001c3afa" officeooo:paragraph-rsid="001c3afa" style:font-weight-asian="normal" style:font-weight-complex="normal"/>
    </style:style>
    <style:style style:name="P17" style:family="paragraph" style:parent-style-name="Standard">
      <style:text-properties fo:font-weight="normal" officeooo:rsid="001fd136" officeooo:paragraph-rsid="001fd136" style:font-weight-asian="normal" style:font-weight-complex="normal"/>
    </style:style>
    <style:style style:name="P18" style:family="paragraph" style:parent-style-name="Standard">
      <style:text-properties fo:font-weight="normal" officeooo:rsid="00212bf9" officeooo:paragraph-rsid="00212bf9" style:font-weight-asian="normal" style:font-weight-complex="normal"/>
    </style:style>
    <style:style style:name="P19" style:family="paragraph" style:parent-style-name="Standard">
      <style:text-properties fo:font-weight="normal" officeooo:rsid="0022f2a9" officeooo:paragraph-rsid="0022f2a9" style:font-weight-asian="normal" style:font-weight-complex="normal"/>
    </style:style>
    <style:style style:name="P20" style:family="paragraph" style:parent-style-name="Standard">
      <style:text-properties fo:font-weight="normal" officeooo:rsid="00248601" officeooo:paragraph-rsid="00248601" style:font-weight-asian="normal" style:font-weight-complex="normal"/>
    </style:style>
    <style:style style:name="P21" style:family="paragraph" style:parent-style-name="Standard">
      <style:text-properties fo:font-weight="normal" officeooo:rsid="001e3084" officeooo:paragraph-rsid="00344cca" style:font-weight-asian="normal" style:font-weight-complex="normal"/>
    </style:style>
    <style:style style:name="P22" style:family="paragraph" style:parent-style-name="Standard">
      <style:text-properties fo:font-weight="bold" officeooo:rsid="0012246c" officeooo:paragraph-rsid="005639b4" style:font-weight-asian="bold" style:font-weight-complex="bold"/>
    </style:style>
    <style:style style:name="P23" style:family="paragraph" style:parent-style-name="Standard">
      <style:text-properties fo:font-weight="bold" officeooo:rsid="0012246c" officeooo:paragraph-rsid="0059831d" style:font-weight-asian="bold" style:font-weight-complex="bold"/>
    </style:style>
    <style:style style:name="P24" style:family="paragraph" style:parent-style-name="Standard">
      <style:text-properties fo:font-weight="bold" officeooo:rsid="0012246c" officeooo:paragraph-rsid="0012246c" style:font-weight-asian="bold" style:font-weight-complex="bold"/>
    </style:style>
    <style:style style:name="P25" style:family="paragraph" style:parent-style-name="Standard">
      <style:text-properties fo:font-weight="bold" officeooo:rsid="00142014" officeooo:paragraph-rsid="00142014" style:font-weight-asian="bold" style:font-weight-complex="bold"/>
    </style:style>
    <style:style style:name="P26" style:family="paragraph" style:parent-style-name="Standard">
      <style:text-properties fo:font-weight="bold" officeooo:rsid="001115e5" officeooo:paragraph-rsid="001115e5" style:font-weight-asian="bold" style:font-weight-complex="bold"/>
    </style:style>
    <style:style style:name="P27" style:family="paragraph" style:parent-style-name="Standard">
      <style:text-properties fo:font-weight="normal" officeooo:rsid="001115e5" officeooo:paragraph-rsid="0059831d" style:font-weight-asian="normal" style:font-weight-complex="normal"/>
    </style:style>
    <style:style style:name="P28" style:family="paragraph" style:parent-style-name="Standard">
      <style:text-properties fo:font-weight="normal" officeooo:rsid="001115e5" officeooo:paragraph-rsid="005a8330" style:font-weight-asian="normal" style:font-weight-complex="normal"/>
    </style:style>
    <style:style style:name="P29" style:family="paragraph" style:parent-style-name="Standard">
      <style:text-properties fo:font-weight="normal" officeooo:rsid="001115e5" officeooo:paragraph-rsid="005c4967" style:font-weight-asian="normal" style:font-weight-complex="normal"/>
    </style:style>
    <style:style style:name="P30" style:family="paragraph" style:parent-style-name="Standard">
      <style:text-properties fo:font-weight="normal" officeooo:rsid="001115e5" officeooo:paragraph-rsid="005d1bb6" style:font-weight-asian="normal" style:font-weight-complex="normal"/>
    </style:style>
    <style:style style:name="P31" style:family="paragraph" style:parent-style-name="Standard">
      <style:text-properties fo:font-weight="normal" officeooo:rsid="001115e5" officeooo:paragraph-rsid="005d7b03" style:font-weight-asian="normal" style:font-weight-complex="normal"/>
    </style:style>
    <style:style style:name="P32" style:family="paragraph" style:parent-style-name="Standard">
      <style:text-properties fo:font-weight="normal" officeooo:rsid="001115e5" officeooo:paragraph-rsid="001115e5" style:font-weight-asian="normal" style:font-weight-complex="normal"/>
    </style:style>
    <style:style style:name="P33" style:family="paragraph" style:parent-style-name="Standard">
      <style:text-properties fo:font-weight="normal" officeooo:rsid="00600548" officeooo:paragraph-rsid="00600548" style:font-weight-asian="normal" style:font-weight-complex="normal"/>
    </style:style>
    <style:style style:name="P34" style:family="paragraph" style:parent-style-name="Standard">
      <style:text-properties fo:font-weight="normal" officeooo:rsid="0012246c" officeooo:paragraph-rsid="0012246c" style:font-weight-asian="normal" style:font-weight-complex="normal"/>
    </style:style>
    <style:style style:name="P35" style:family="paragraph" style:parent-style-name="Standard">
      <style:text-properties fo:font-weight="normal" officeooo:rsid="00642402" officeooo:paragraph-rsid="00642402" style:font-weight-asian="normal" style:font-weight-complex="normal"/>
    </style:style>
    <style:style style:name="P36" style:family="paragraph" style:parent-style-name="Standard">
      <style:text-properties fo:font-weight="normal" officeooo:rsid="006ca91f" officeooo:paragraph-rsid="006ca91f" style:font-weight-asian="normal" style:font-weight-complex="normal"/>
    </style:style>
    <style:style style:name="P37" style:family="paragraph" style:parent-style-name="Standard">
      <style:text-properties fo:font-weight="normal" officeooo:rsid="007465c7" officeooo:paragraph-rsid="00764136" style:font-weight-asian="normal" style:font-weight-complex="normal"/>
    </style:style>
    <style:style style:name="P38" style:family="paragraph" style:parent-style-name="Standard">
      <style:text-properties fo:font-weight="normal" officeooo:rsid="00792b08" officeooo:paragraph-rsid="00792b08" style:font-weight-asian="normal" style:font-weight-complex="normal"/>
    </style:style>
    <style:style style:name="P39" style:family="paragraph" style:parent-style-name="Standard">
      <style:text-properties fo:font-weight="normal" officeooo:rsid="007d2ea8" officeooo:paragraph-rsid="007d2ea8" style:font-weight-asian="normal" style:font-weight-complex="normal"/>
    </style:style>
    <style:style style:name="P40" style:family="paragraph" style:parent-style-name="Standard">
      <style:text-properties fo:font-weight="normal" officeooo:rsid="0081d701" officeooo:paragraph-rsid="0081d701" style:font-weight-asian="normal" style:font-weight-complex="normal"/>
    </style:style>
    <style:style style:name="P41" style:family="paragraph" style:parent-style-name="Standard">
      <style:text-properties fo:font-weight="normal" officeooo:rsid="00849d14" officeooo:paragraph-rsid="00849d14" style:font-weight-asian="normal" style:font-weight-complex="normal"/>
    </style:style>
    <style:style style:name="P42" style:family="paragraph" style:parent-style-name="Standard">
      <style:text-properties fo:font-weight="normal" officeooo:rsid="00858025" officeooo:paragraph-rsid="00858025" style:font-weight-asian="normal" style:font-weight-complex="normal"/>
    </style:style>
    <style:style style:name="P43" style:family="paragraph" style:parent-style-name="Standard">
      <style:text-properties fo:font-weight="normal" officeooo:rsid="00876418" officeooo:paragraph-rsid="00879c9f" style:font-weight-asian="normal" style:font-weight-complex="normal"/>
    </style:style>
    <style:style style:name="P44" style:family="paragraph" style:parent-style-name="Standard">
      <style:text-properties officeooo:rsid="001115e5" officeooo:paragraph-rsid="001115e5"/>
    </style:style>
    <style:style style:name="P45" style:family="paragraph" style:parent-style-name="Standard">
      <style:text-properties style:text-underline-style="solid" style:text-underline-width="auto" style:text-underline-color="font-color" fo:font-weight="normal" officeooo:rsid="007c115e" officeooo:paragraph-rsid="007c115e"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07d2ea8" officeooo:paragraph-rsid="007d2ea8"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081d701" officeooo:paragraph-rsid="0081d701"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08c886d" officeooo:paragraph-rsid="008c886d" style:font-weight-asian="normal" style:font-weight-complex="normal"/>
    </style:style>
    <style:style style:name="P49" style:family="paragraph" style:parent-style-name="Standard">
      <style:text-properties style:text-underline-style="none" fo:font-weight="normal" officeooo:rsid="007c115e" officeooo:paragraph-rsid="007c115e" style:font-weight-asian="normal" style:font-weight-complex="normal"/>
    </style:style>
    <style:style style:name="P50" style:family="paragraph" style:parent-style-name="Standard">
      <style:text-properties style:text-underline-style="none" fo:font-weight="normal" officeooo:rsid="007d2ea8" officeooo:paragraph-rsid="007d2ea8" style:font-weight-asian="normal" style:font-weight-complex="normal"/>
    </style:style>
    <style:style style:name="P51" style:family="paragraph" style:parent-style-name="Standard">
      <style:text-properties style:text-underline-style="none" fo:font-weight="normal" officeooo:rsid="00838c63" officeooo:paragraph-rsid="00838c63" style:font-weight-asian="normal" style:font-weight-complex="normal"/>
    </style:style>
    <style:style style:name="P52" style:family="paragraph" style:parent-style-name="Standard">
      <style:text-properties style:text-underline-style="none" fo:font-weight="normal" officeooo:rsid="00890a65" officeooo:paragraph-rsid="00890a65" style:font-weight-asian="normal" style:font-weight-complex="normal"/>
    </style:style>
    <style:style style:name="P53" style:family="paragraph" style:parent-style-name="Standard">
      <style:text-properties style:text-underline-style="none" fo:font-weight="normal" officeooo:rsid="008a3482" officeooo:paragraph-rsid="008c886d" style:font-weight-asian="normal" style:font-weight-complex="normal"/>
    </style:style>
    <style:style style:name="P54" style:family="paragraph" style:parent-style-name="Standard">
      <style:text-properties style:text-underline-style="none" fo:font-weight="normal" officeooo:rsid="008c886d" officeooo:paragraph-rsid="008c886d" style:font-weight-asian="normal" style:font-weight-complex="normal"/>
    </style:style>
    <style:style style:name="P55" style:family="paragraph" style:parent-style-name="Standard">
      <style:text-properties style:text-underline-style="none" fo:font-weight="normal" officeooo:rsid="00920b7a" officeooo:paragraph-rsid="00920b7a"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42014"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854fc" style:font-weight-asian="normal" style:font-weight-complex="normal"/>
    </style:style>
    <style:style style:name="T6" style:family="text">
      <style:text-properties fo:font-weight="normal" officeooo:rsid="0029d55e" style:font-weight-asian="normal" style:font-weight-complex="normal"/>
    </style:style>
    <style:style style:name="T7" style:family="text">
      <style:text-properties fo:font-weight="normal" officeooo:rsid="002a3a28" style:font-weight-asian="normal" style:font-weight-complex="normal"/>
    </style:style>
    <style:style style:name="T8" style:family="text">
      <style:text-properties fo:font-weight="normal" officeooo:rsid="002bde98" style:font-weight-asian="normal" style:font-weight-complex="normal"/>
    </style:style>
    <style:style style:name="T9" style:family="text">
      <style:text-properties fo:font-weight="normal" officeooo:rsid="002c8b3c" style:font-weight-asian="normal" style:font-weight-complex="normal"/>
    </style:style>
    <style:style style:name="T10" style:family="text">
      <style:text-properties fo:font-weight="normal" officeooo:rsid="002d8c7a" style:font-weight-asian="normal" style:font-weight-complex="normal"/>
    </style:style>
    <style:style style:name="T11" style:family="text">
      <style:text-properties fo:font-weight="normal" officeooo:rsid="001115e5" style:font-weight-asian="normal" style:font-weight-complex="normal"/>
    </style:style>
    <style:style style:name="T12" style:family="text">
      <style:text-properties officeooo:rsid="00142014"/>
    </style:style>
    <style:style style:name="T13" style:family="text">
      <style:text-properties officeooo:rsid="001663fa"/>
    </style:style>
    <style:style style:name="T14" style:family="text">
      <style:text-properties officeooo:rsid="00183f5b"/>
    </style:style>
    <style:style style:name="T15" style:family="text">
      <style:text-properties officeooo:rsid="001919bd"/>
    </style:style>
    <style:style style:name="T16" style:family="text">
      <style:text-properties officeooo:rsid="001bb84f"/>
    </style:style>
    <style:style style:name="T17" style:family="text">
      <style:text-properties officeooo:rsid="001cea23"/>
    </style:style>
    <style:style style:name="T18" style:family="text">
      <style:text-properties officeooo:rsid="001e3084"/>
    </style:style>
    <style:style style:name="T19" style:family="text">
      <style:text-properties officeooo:rsid="0022f2a9"/>
    </style:style>
    <style:style style:name="T20" style:family="text">
      <style:text-properties officeooo:rsid="0026669b"/>
    </style:style>
    <style:style style:name="T21" style:family="text">
      <style:text-properties officeooo:rsid="00280068"/>
    </style:style>
    <style:style style:name="T22" style:family="text">
      <style:text-properties officeooo:rsid="002dabe7"/>
    </style:style>
    <style:style style:name="T23" style:family="text">
      <style:text-properties officeooo:rsid="002db260"/>
    </style:style>
    <style:style style:name="T24" style:family="text">
      <style:text-properties officeooo:rsid="002f6f84"/>
    </style:style>
    <style:style style:name="T25" style:family="text">
      <style:text-properties officeooo:rsid="002fd246"/>
    </style:style>
    <style:style style:name="T26" style:family="text">
      <style:text-properties officeooo:rsid="003102a2"/>
    </style:style>
    <style:style style:name="T27" style:family="text">
      <style:text-properties officeooo:rsid="0032e787"/>
    </style:style>
    <style:style style:name="T28" style:family="text">
      <style:text-properties officeooo:rsid="00331bc6"/>
    </style:style>
    <style:style style:name="T29" style:family="text">
      <style:text-properties officeooo:rsid="0033fccf"/>
    </style:style>
    <style:style style:name="T30" style:family="text">
      <style:text-properties officeooo:rsid="0034423f"/>
    </style:style>
    <style:style style:name="T31" style:family="text">
      <style:text-properties officeooo:rsid="00344cca"/>
    </style:style>
    <style:style style:name="T32" style:family="text">
      <style:text-properties officeooo:rsid="0035f4ea"/>
    </style:style>
    <style:style style:name="T33" style:family="text">
      <style:text-properties officeooo:rsid="0037a1cc"/>
    </style:style>
    <style:style style:name="T34" style:family="text">
      <style:text-properties officeooo:rsid="00388120"/>
    </style:style>
    <style:style style:name="T35" style:family="text">
      <style:text-properties officeooo:rsid="003a4676"/>
    </style:style>
    <style:style style:name="T36" style:family="text">
      <style:text-properties officeooo:rsid="003c51c3"/>
    </style:style>
    <style:style style:name="T37" style:family="text">
      <style:text-properties officeooo:rsid="003d7ec6"/>
    </style:style>
    <style:style style:name="T38" style:family="text">
      <style:text-properties officeooo:rsid="003e87c4"/>
    </style:style>
    <style:style style:name="T39" style:family="text">
      <style:text-properties officeooo:rsid="003f3372"/>
    </style:style>
    <style:style style:name="T40" style:family="text">
      <style:text-properties officeooo:rsid="003f55e8"/>
    </style:style>
    <style:style style:name="T41" style:family="text">
      <style:text-properties officeooo:rsid="0040c233"/>
    </style:style>
    <style:style style:name="T42" style:family="text">
      <style:text-properties officeooo:rsid="0042126b"/>
    </style:style>
    <style:style style:name="T43" style:family="text">
      <style:text-properties officeooo:rsid="0042ee50"/>
    </style:style>
    <style:style style:name="T44" style:family="text">
      <style:text-properties officeooo:rsid="004384e4"/>
    </style:style>
    <style:style style:name="T45" style:family="text">
      <style:text-properties officeooo:rsid="00446b80"/>
    </style:style>
    <style:style style:name="T46" style:family="text">
      <style:text-properties officeooo:rsid="004611ae"/>
    </style:style>
    <style:style style:name="T47" style:family="text">
      <style:text-properties officeooo:rsid="00466702"/>
    </style:style>
    <style:style style:name="T48" style:family="text">
      <style:text-properties fo:font-weight="bold" officeooo:rsid="004a25d7" style:font-weight-asian="bold" style:font-weight-complex="bold"/>
    </style:style>
    <style:style style:name="T49" style:family="text">
      <style:text-properties fo:font-weight="bold" officeooo:rsid="002dabe7" style:font-weight-asian="bold" style:font-weight-complex="bold"/>
    </style:style>
    <style:style style:name="T50" style:family="text">
      <style:text-properties fo:font-weight="bold" officeooo:rsid="00503922" style:font-weight-asian="bold" style:font-weight-complex="bold"/>
    </style:style>
    <style:style style:name="T51" style:family="text">
      <style:text-properties officeooo:rsid="004aa35b"/>
    </style:style>
    <style:style style:name="T52" style:family="text">
      <style:text-properties officeooo:rsid="004afaaf"/>
    </style:style>
    <style:style style:name="T53" style:family="text">
      <style:text-properties officeooo:rsid="004c2d8f"/>
    </style:style>
    <style:style style:name="T54" style:family="text">
      <style:text-properties officeooo:rsid="004cbd42"/>
    </style:style>
    <style:style style:name="T55" style:family="text">
      <style:text-properties officeooo:rsid="004d428f"/>
    </style:style>
    <style:style style:name="T56" style:family="text">
      <style:text-properties officeooo:rsid="004d4b66"/>
    </style:style>
    <style:style style:name="T57" style:family="text">
      <style:text-properties officeooo:rsid="004e1135"/>
    </style:style>
    <style:style style:name="T58" style:family="text">
      <style:text-properties officeooo:rsid="00503922"/>
    </style:style>
    <style:style style:name="T59" style:family="text">
      <style:text-properties officeooo:rsid="00506bc9"/>
    </style:style>
    <style:style style:name="T60" style:family="text">
      <style:text-properties officeooo:rsid="00524d37"/>
    </style:style>
    <style:style style:name="T61" style:family="text">
      <style:text-properties officeooo:rsid="0052b368"/>
    </style:style>
    <style:style style:name="T62" style:family="text">
      <style:text-properties officeooo:rsid="00565c35"/>
    </style:style>
    <style:style style:name="T63" style:family="text">
      <style:text-properties officeooo:rsid="0056b55c"/>
    </style:style>
    <style:style style:name="T64" style:family="text">
      <style:text-properties officeooo:rsid="0056c072"/>
    </style:style>
    <style:style style:name="T65" style:family="text">
      <style:text-properties officeooo:rsid="0057ee30"/>
    </style:style>
    <style:style style:name="T66" style:family="text">
      <style:text-properties officeooo:rsid="00593f38"/>
    </style:style>
    <style:style style:name="T67" style:family="text">
      <style:text-properties officeooo:rsid="0059831d"/>
    </style:style>
    <style:style style:name="T68" style:family="text">
      <style:text-properties officeooo:rsid="005a8330"/>
    </style:style>
    <style:style style:name="T69" style:family="text">
      <style:text-properties officeooo:rsid="005c4967"/>
    </style:style>
    <style:style style:name="T70" style:family="text">
      <style:text-properties officeooo:rsid="005cde2b"/>
    </style:style>
    <style:style style:name="T71" style:family="text">
      <style:text-properties officeooo:rsid="005d1bb6"/>
    </style:style>
    <style:style style:name="T72" style:family="text">
      <style:text-properties officeooo:rsid="005d7b03"/>
    </style:style>
    <style:style style:name="T73" style:family="text">
      <style:text-properties officeooo:rsid="001c3afa"/>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26669b"/>
    </style:style>
    <style:style style:name="T76" style:family="text">
      <style:text-properties fo:font-style="normal" style:text-underline-style="solid" style:text-underline-width="auto" style:text-underline-color="font-color" style:font-style-asian="normal" style:font-style-complex="normal"/>
    </style:style>
    <style:style style:name="T77" style:family="text">
      <style:text-properties officeooo:rsid="005ef14d"/>
    </style:style>
    <style:style style:name="T78" style:family="text">
      <style:text-properties officeooo:rsid="005fedb2"/>
    </style:style>
    <style:style style:name="T79" style:family="text">
      <style:text-properties officeooo:rsid="00600548"/>
    </style:style>
    <style:style style:name="T80" style:family="text">
      <style:text-properties officeooo:rsid="00604d99"/>
    </style:style>
    <style:style style:name="T81" style:family="text">
      <style:text-properties officeooo:rsid="0060ea78"/>
    </style:style>
    <style:style style:name="T82" style:family="text">
      <style:text-properties officeooo:rsid="006110da"/>
    </style:style>
    <style:style style:name="T83" style:family="text">
      <style:text-properties officeooo:rsid="00614c90"/>
    </style:style>
    <style:style style:name="T84" style:family="text">
      <style:text-properties style:text-position="sub 58%" officeooo:rsid="00614c90"/>
    </style:style>
    <style:style style:name="T85" style:family="text">
      <style:text-properties style:text-position="0% 100%" officeooo:rsid="00614c90"/>
    </style:style>
    <style:style style:name="T86" style:family="text">
      <style:text-properties style:text-position="0% 100%" officeooo:rsid="0061b963"/>
    </style:style>
    <style:style style:name="T87" style:family="text">
      <style:text-properties officeooo:rsid="0061b963"/>
    </style:style>
    <style:style style:name="T88" style:family="text">
      <style:text-properties officeooo:rsid="00655d88"/>
    </style:style>
    <style:style style:name="T89" style:family="text">
      <style:text-properties officeooo:rsid="0066b25f"/>
    </style:style>
    <style:style style:name="T90" style:family="text">
      <style:text-properties officeooo:rsid="00698ac1"/>
    </style:style>
    <style:style style:name="T91" style:family="text">
      <style:text-properties officeooo:rsid="00699a18"/>
    </style:style>
    <style:style style:name="T92" style:family="text">
      <style:text-properties officeooo:rsid="006d6ea3"/>
    </style:style>
    <style:style style:name="T93" style:family="text">
      <style:text-properties officeooo:rsid="006d8881"/>
    </style:style>
    <style:style style:name="T94" style:family="text">
      <style:text-properties officeooo:rsid="00712740"/>
    </style:style>
    <style:style style:name="T95" style:family="text">
      <style:text-properties officeooo:rsid="00729e3f"/>
    </style:style>
    <style:style style:name="T96" style:family="text">
      <style:text-properties officeooo:rsid="001115e5"/>
    </style:style>
    <style:style style:name="T97" style:family="text">
      <style:text-properties officeooo:rsid="00764136"/>
    </style:style>
    <style:style style:name="T98" style:family="text">
      <style:text-properties officeooo:rsid="007730d7"/>
    </style:style>
    <style:style style:name="T99" style:family="text">
      <style:text-properties officeooo:rsid="007ae923"/>
    </style:style>
    <style:style style:name="T100" style:family="text">
      <style:text-properties officeooo:rsid="007c115e"/>
    </style:style>
    <style:style style:name="T101" style:family="text">
      <style:text-properties officeooo:rsid="007d2ea8"/>
    </style:style>
    <style:style style:name="T102" style:family="text">
      <style:text-properties officeooo:rsid="007ee947"/>
    </style:style>
    <style:style style:name="T103" style:family="text">
      <style:text-properties officeooo:rsid="007f62e3"/>
    </style:style>
    <style:style style:name="T104" style:family="text">
      <style:text-properties officeooo:rsid="00838c63"/>
    </style:style>
    <style:style style:name="T105" style:family="text">
      <style:text-properties officeooo:rsid="0083e115"/>
    </style:style>
    <style:style style:name="T106" style:family="text">
      <style:text-properties officeooo:rsid="00844993"/>
    </style:style>
    <style:style style:name="T107" style:family="text">
      <style:text-properties officeooo:rsid="00858025"/>
    </style:style>
    <style:style style:name="T108" style:family="text">
      <style:text-properties officeooo:rsid="0085e349"/>
    </style:style>
    <style:style style:name="T109" style:family="text">
      <style:text-properties officeooo:rsid="00879c9f"/>
    </style:style>
    <style:style style:name="T110" style:family="text">
      <style:text-properties officeooo:rsid="0087a707"/>
    </style:style>
    <style:style style:name="T111" style:family="text">
      <style:text-properties officeooo:rsid="0087c842"/>
    </style:style>
    <style:style style:name="T112" style:family="text">
      <style:text-properties officeooo:rsid="008c1fb0"/>
    </style:style>
    <style:style style:name="T113" style:family="text">
      <style:text-properties officeooo:rsid="008c886d"/>
    </style:style>
    <style:style style:name="T114" style:family="text">
      <style:text-properties officeooo:rsid="0090fd06"/>
    </style:style>
    <style:style style:name="T115" style:family="text">
      <style:text-properties officeooo:rsid="0091a5bf"/>
    </style:style>
    <style:style style:name="T116" style:family="text">
      <style:text-properties officeooo:rsid="00939216"/>
    </style:style>
    <style:style style:name="T117" style:family="text">
      <style:text-properties officeooo:rsid="0094c4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hallenges for coal-free<text:span text:style-name="T102"> energy in</text:span> Poland</text:p>
      <text:p text:style-name="P44"/>
      <text:p text:style-name="P26">Introduction</text:p>
      <text:p text:style-name="P26"/>
      <text:p text:style-name="P6">Polish energy system heavily relies on coal. It constitutes 65.8% of domestic energy production and</text:p>
      <text:p text:style-name="P31">60% of electricity generation (IEA, 2024).<text:span text:style-name="T72"> </text:span><text:span text:style-name="T73">Among IEA member countries, in 2020, Poland had the highest shares of coal in domestic energy production </text:span><text:span text:style-name="T72">(IEA, 2022). </text:span>Poland is also placed around the tenth place worldwide<text:span text:style-name="T77"> </text:span>in terms of annual coal production and on the second place in Europe after Germany (IEA, 2022).<text:line-break/></text:p>
      <text:p text:style-name="P6">Poland's coal production is steadily decreasing and was cut by half between 2000 and 2023 (IEA,</text:p>
      <text:p text:style-name="P6">2024). Meanwhile, the country is a net importer of coal from non-EU countries<text:span text:style-name="T77"> (Forum Energii, 2024, p. 47)</text:span>, a strategy that will<text:span text:style-name="T77"> </text:span>be penalized from 2026 by the Carbon Border Adjustment Mechanism (European Commission,<text:span text:style-name="T78"> </text:span>2025).<text:span text:style-name="T77"> </text:span></text:p>
      <text:p text:style-name="P6"/>
      <text:p text:style-name="P33">Kardaś (2023) lists three reasons why decarbonizing Polish energy system will create economically stronger Poland.<text:span text:style-name="T80"> Firstly, it will reduce dependence on raw materials from abroad and volatility to global price fluctuations. Moreover, it will help keep up the competitiveness of Polish economy (for example, energy efficiency will contribute to keeping Polish products reasonably priced). Finally, since it is one of the central agendas for the EU, contributions to energy transition and reduction of emissions will strenghten good relations with other EU member states.</text:span><text:span text:style-name="T81"> Ministerstwo Klimatu i Środowiska (2022) identifies improvement of air quality as one of the goals for energy transformation in Poland</text:span><text:span text:style-name="T83">. And for a good reason: coal combustion for heating contribute</text:span><text:span text:style-name="T87">d</text:span><text:span text:style-name="T83">, besides CO</text:span><text:span text:style-name="T84">2</text:span><text:span text:style-name="T83"> emissions, </text:span><text:span text:style-name="T87">overwhelming majority of </text:span><text:span text:style-name="T83">PM</text:span><text:span text:style-name="T84">2.5</text:span><text:span text:style-name="T85"> pollution </text:span><text:span text:style-name="T86">in 2015 </text:span><text:span text:style-name="T85">(World Bank Group, 2019).</text:span></text:p>
      <text:p text:style-name="P6"/>
      <text:p text:style-name="P42">In May 2021, the government has concluded a social contract with coal trade unions to gradually phase out hard coal production (excluding coking coal) by 2049 (IEA, 2022). These plans don't concern lignite. In February 2021, the government has adopted a energy policy of Poland until 2040 (EPP2040 in short) and declared intermediate steps of reducing the share of coal in electricity generation to a range of 37.5-56% in 2030 and 11-28% in 2040 (<text:span text:style-name="T96">Ministerstwo Klimatu i Środowiska, 2022</text:span>).</text:p>
      <text:p text:style-name="P31"/>
      <text:p text:style-name="P35">Commenting on this policy, IEA (2022)<text:span text:style-name="T88"> points out yet another reason why making this plans more ambitious would be in Poland's best economic interest: ETS (EU Energy Trading System) carbon permit prices. </text:span><text:span text:style-name="T90">EPP2040</text:span><text:span text:style-name="T89"> considers "high ETS price scenario" at the level of 54€/t in 2030 and 60€/t in 2040. Meanwhile the price reached </text:span><text:span text:style-name="T91">104</text:span><text:span text:style-name="T89">€/t in 202</text:span><text:span text:style-name="T91">3</text:span><text:span text:style-name="T89"> and, as of March 2025, oscillates around 70€/t.</text:span></text:p>
      <text:p text:style-name="P35"/>
      <text:p text:style-name="P36">Despite all aforementioned incentives to decarbonize, and the economic <text:span text:style-name="T93">costs</text:span> of not doing so, <text:span text:style-name="T92">there is no clear roadmap for the transition.</text:span><text:span text:style-name="T93"> </text:span><text:span text:style-name="T94">What are the challenges for devising a socially just energy transformation plan for Poland?</text:span><text:span text:style-name="T95"> This essay tackles this question and aims to provide an overview of both the variety and the scale of problems to be solved.</text:span><text:span text:style-name="T96"><text:line-break/></text:span></text:p>
      <text:p text:style-name="P25">Method<text:span text:style-name="T11"><text:line-break/></text:span></text:p>
      <text:p text:style-name="P37">Since the topic of this essay is already broad, let us limit its scope by excluding political incentives and trends (such as euroscepticism<text:span text:style-name="T97">'s</text:span> or climate denialism<text:span text:style-name="T97">'s role in Polish politics</text:span>)<text:span text:style-name="T97"> from the set of analysed challenges. See the article by </text:span><text:span text:style-name="T79">Kardaś (2023)</text:span><text:span text:style-name="T97"> for a good overview of the political landscape.</text:span><text:span text:style-name="T98"> Instead we will focus on challenges which of quantifiable scale.</text:span></text:p>
      <text:p text:style-name="P37"/>
      <text:p text:style-name="P39"><text:soft-page-break/><text:span text:style-name="T102">T</text:span>he coking coal (metallurgical coal) also lies outside of the scope of this essay. Coke has been classified as critical raw material at EU level (European Commission, 2023)<text:span text:style-name="T102"> and is significantly harder to replace than thermal coal.</text:span></text:p>
      <text:p text:style-name="P37"/>
      <text:p text:style-name="P38">First we will approach Poland's <text:span text:style-name="T100">coal </text:span>dependence from the <text:span text:style-name="T100">demand</text:span> <text:span text:style-name="T100">perspectiv</text:span><text:span text:style-name="T101">e</text:span><text:span text:style-name="T99"> and analyze what gaps in Polish energy systems would be left without coal.</text:span><text:span text:style-name="T100"> To this end we will consider coal's share in different energy sectors</text:span><text:span text:style-name="T101">. We will also summarize how much additional capacity would need to be installed </text:span><text:span text:style-name="T103">to ensure energy security in the country.</text:span></text:p>
      <text:p text:style-name="P38"/>
      <text:p text:style-name="P40">The next part of the analysis will focus on the coal mining industry and its importance in selected regions and subregions in Poland. <text:span text:style-name="T104">This includes considering employment rates in the industry, as well as money it brings in tax to the respective municipalities.</text:span><text:span text:style-name="T105"> Another useful tool to understand the void created in local communities by closings of coal mines is to consider such events from the past. We will summarize how Jerzy Buzek's government handled closing coal mines, what support was provided to the employees and how effective it turned out</text:span><text:span text:style-name="T106"> to be in hindsight</text:span><text:span text:style-name="T105">.</text:span></text:p>
      <text:p text:style-name="P40"/>
      <text:p text:style-name="P41">Finally, we will <text:span text:style-name="T107">recall that</text:span><text:span text:style-name="T108"> the social contract to phase out coal production by 2049 does not cover lignite. The last step of the analysis will therefore try to answer the question whether lignite presents additional challenges in comparison with hard coal.</text:span></text:p>
      <text:p text:style-name="P41"/>
      <text:p text:style-name="P43">Regarding the<text:span text:style-name="T109"> choices of literature on the subject, the first preference was always, when applicable, official documents and reports issued by the Polish government, IEA, European Commission and other reputable organizations.</text:span><text:span text:style-name="T110"> Regional </text:span><text:span text:style-name="T111">profile </text:span><text:span text:style-name="T110">reports </text:span><text:span text:style-name="T111">prepared by European Commission </text:span><text:span text:style-name="T110">for Polish voivodeships were an immeasurable help in aggregating quantitative data.</text:span></text:p>
      <text:p text:style-name="P6"/>
      <text:p text:style-name="P25">Results</text:p>
      <text:p text:style-name="P25"/>
      <text:p text:style-name="P48">Demand</text:p>
      <text:p text:style-name="P53">In 2023, 85% of energy hard coal use was accounted to electricity <text:span text:style-name="T112">and heat generation</text:span><text:span text:style-name="T114">, including co-generation</text:span><text:span text:style-name="T113">. </text:span><text:span text:style-name="T112">In 2022, non-industrial electricity production used 29.7 Mt and non-industrial heat generation 10.9 Mt of coal</text:span> (Forum Energii, 2024).<text:span text:style-name="T113"> Total electricity production in 2023 was 166401 GWh (IEA, 2024). The total generation capacity was 65.2 GW in 2023 (Forum Energii, 2024) and has been steadily growing in the last decade mostly thanks to widespread adoption of photovoltaics </text:span><text:span text:style-name="T115">among individual prosumers</text:span><text:span text:style-name="T113">. In fact, EPP2040 (published in 2021) proposes a photovoltaic generation capacity of 5-7 GW by 2030 – yet by June 2023 this already exceeded 14 GW!</text:span></text:p>
      <text:p text:style-name="P53"/>
      <text:p text:style-name="P55">Poland stands out on the map of Europe for not owning any nuclear power plants yet. The first reactor, with capacity of 1-1.6 GW has been planned to be built and started by 2033 in Choczewo but according to the current Minister of Industry, it is unlikely to be ready by 2040 (IEA, 2022; Bosco, A. and Fant. S, 2024).<text:span text:style-name="T116"> Further plans were made for six reactors with total capacity of 6-9 GW by 2043 (IEA, 2022).</text:span><text:span text:style-name="T117"> According to EPP2040, nuclear power could account for up to 16% of generation by 2040 (IEA, 2022). Clearly delays in these plans pose a challenge for reducing demand on coal.</text:span></text:p>
      <text:p text:style-name="P45"/>
      <text:p text:style-name="P45"/>
      <text:p text:style-name="P49">- coal share in energy sectors</text:p>
      <text:p text:style-name="P50">- how much capacity has to be installed<text:span text:style-name="T103"> for energy security</text:span></text:p>
      <text:p text:style-name="P54">- how much can photovoltaics help</text:p>
      <text:p text:style-name="P50"/>
      <text:p text:style-name="P47">Coal mining industry</text:p>
      <text:p text:style-name="P51">- dependence of employment on coal industry</text:p>
      <text:p text:style-name="P52">- tax income of municipalities from coal industry</text:p>
      <text:p text:style-name="P52"><text:soft-page-break/>- use regional profiles</text:p>
      <text:p text:style-name="P51">- past closings of coal mines<text:span text:style-name="T105"> under jerzy buzek's government</text:span></text:p>
      <text:p text:style-name="P50"/>
      <text:p text:style-name="P46">Lignite</text:p>
      <text:p text:style-name="P52">- is it harder?</text:p>
      <text:p text:style-name="P6"/>
      <text:p text:style-name="P6"/>
      <text:p text:style-name="P3">Notes</text:p>
      <text:p text:style-name="P13">Ministerstwo Klimatu i Środowiska, 2022:</text:p>
      <text:p text:style-name="P13"><text:span text:style-name="T16">-</text:span> s. 5: strategic goals<text:line-break/><text:span text:style-name="T13">- wazne cele szczegolowe: 1 (wegiel), 5 (energetyka jadrowa), 6 (energetyka odnawialna)<text:line-break/>- </text:span><text:span text:style-name="T14">wegiel kamienny:<text:line-break/><text:tab/>- </text:span><text:span text:style-name="T13">s.15: zapotrzebowanie na wegiel kamienny jest 69 mln ton w 2019<text:line-break/></text:span><text:span text:style-name="T14"><text:tab/></text:span><text:span text:style-name="T13">- s. 16 (poczatek): okres przejsciowy: zaspokajanie zapotrzebowania wlasnymi </text:span><text:span text:style-name="T14"><text:tab/><text:tab/><text:tab/></text:span><text:span text:style-name="T13">zlozami,</text:span><text:span text:style-name="T14"> </text:span><text:span text:style-name="T13">wykorzystanie surowca jak najblizej miejsca wydobycia<text:line-break/></text:span><text:span text:style-name="T14">- wegiel brunatny:</text:span></text:p>
      <text:p text:style-name="P14"><text:tab/>- s.16: zapotrzebowanie bylo 50 mln ton w 2019<text:line-break/><text:span text:style-name="T15"><text:tab/>- s.16: ze wzgledu na jego parametry wykorzystywany jest blisko miejsca wydobycia</text:span></text:p>
      <text:p text:style-name="P15"><text:tab/>wiec nie istnieje rynek na ten surowiec</text:p>
      <text:p text:style-name="P15"/>
      <text:p text:style-name="P16">IEA, 2022:<text:line-break/><text:span text:style-name="T76">- s.17: Among IEA member countries, in 2020, Poland had the highest shares of coal in domestic energy production</text:span><text:line-break/><text:span text:style-name="T17">- s.121: Three-quarters </text:span>of Poland’s coal demand comes from coal-fired electricity, co-generation and heat plants,<text:span text:style-name="T17"> </text:span>followed by industry (15%, mainly for steel production) and individual coal-boiler building<text:span text:style-name="T17"> </text:span>heating systems (10%, mainly from residential buildings).</text:p>
      <text:p text:style-name="P17">- s.125: challenge for not reducing carbon: high ETS prices</text:p>
      <text:p text:style-name="P18">- s.125: gov wants to reduce coal demand from co-generation which covered 65% of district hiting demand and 17% of electricity generation in 2019<text:line-break/><text:span text:style-name="T19">- s.126: The social contract concluded in May 2021 between the government and coal trade unions</text:span></text:p>
      <text:p text:style-name="P18">set a schedule to gradually close all of Poland’s hard coal mines (excluding coking coal</text:p>
      <text:p text:style-name="P18">mines) by 2049.</text:p>
      <text:p text:style-name="P19">- s.127: main sources of coal demand are coal-fired electricity and co-generation (together 64% in 2020)</text:p>
      <text:p text:style-name="P6"/>
      <text:p text:style-name="P13">Misc:<text:line-break/><text:span text:style-name="T70">- use the regional profiles to estimate the numbers</text:span></text:p>
      <text:p text:style-name="P13"/>
      <text:p text:style-name="P20">Kardas, 2023:</text:p>
      <text:p text:style-name="P20"><text:span text:style-name="T74">- Cites 3 reasons why energy transition will create stronger Poland: 1) reduce dependence on raw materials from abroad and on global price fluctuations 2) to keep up the competitiveness of Polish economy (for example, energy efficiency to keep Polish products competitively priced) and 3) </text:span><text:span text:style-name="T75">since it's one of the central agendas for EU, contributions to energy transition is important to keep good relations with other EU countries</text:span><text:span text:style-name="T20"><text:line-break/></text:span><text:span text:style-name="T52">- s.4: It is estimated </text:span>that meeting EU energy policy requirements would cost Poland €527.5 billion.<text:line-break/><text:span text:style-name="T53">- s.6: Only one-third of Poles believe the pace of the energy transition is </text:span>satisfactory. Two-thirds believe that the process should be faster, and as many as 44 per cent<text:span text:style-name="T53"> feel that the energy transition is important for keeping prices down and maintaining stability </text:span>of supply.<text:line-break/><text:span text:style-name="T54">- s.8: EP2040 proposes a </text:span>photovoltaic generation capacity of 5-7 GW by 2030 – yet by June 2023 this already exceeded<text:span text:style-name="T54"> </text:span>14 GW.<text:line-break/><text:span text:style-name="T55">- s.9: government is planning to build 3 large-scale nuclear reactors but commissioning the first one by 2033 may be too optimistic<text:line-break/></text:span><text:soft-page-break/><text:span text:style-name="T56">- s.9: PEP2040 also plans using small modular reactors which have not been put into commercial operation yet anywhere in the world</text:span></text:p>
      <text:p text:style-name="P20"/>
      <text:p text:style-name="P2"><text:span text:style-name="T4">European Commission, Directorate-General for Energy, 2024b</text:span><text:span text:style-name="T5">:</text:span></text:p>
      <text:p text:style-name="P4"><text:span text:style-name="T4">- </text:span><text:span text:style-name="T6">s.4: </text:span><text:span text:style-name="T4">Silesia is the biggest coal mining region in Europe, in terms of number of coal mines, coal production, and coal mining employment<text:line-break/></text:span><text:span text:style-name="T6">- s.4: The communities where most miners live are</text:span><text:span text:style-name="T7"> </text:span><text:span text:style-name="T6">in the central and western subregions, namely Katowicki,</text:span><text:span text:style-name="T7"> </text:span><text:span text:style-name="T6">Bytomski, Gliwicki, Rybnicki, Sosnowiecki, and Tyski. </text:span></text:p>
      <text:p text:style-name="P5"><text:span text:style-name="T6">-</text:span><text:span text:style-name="T4"> s.4: the sector still employed 72,051 in 2021, representing 4.3% of total employment in the region. It is expected that the employment in coal mining will be reduced by 12,300 people by 2030 and by 48,700 in 2050<text:line-break/></text:span><text:span text:style-name="T8">- s.8: The Silesian Voivodeship is the most coal-dependent region in the EU with mining jobs being characterised by high geographical concentration. Mines and other enterprises related to the coal industry are located close to city centres and directly at housing estates. <text:line-break/></text:span><text:span text:style-name="T9">- s.8: A significant problem for the regional labour market is the low professional activity of residents, including women (in 2019, the number of economically inactive people in the region amounted to about 1,7 million, which was the second highest after the Masovian Voivodeship), and high territorial differentiation of unemployment<text:line-break/></text:span><text:span text:style-name="T10">- s.8: The outflow of human capital, and intellectual capital, in the form of innovative start-ups, investors and business concepts to other regions and countries, is a phenomenon that has been observed for a long time. According to the forecasts of the Central Statistical Office, by 2050, the population in the Silesian Voivodeship will decrease by 18.8% compared to 2018 (i.e. by over 850 thousand people).<text:line-break/>- s.8: Due to the ending of mining activity, the transformation process will require creating a significant number of new jobs (almost 37 thousand by 2030), alongside retraining thousands of employees, filling the competence gap and changing education profiles, as well as stopping the outflow of the region’s most educated and creative inhabitants</text:span></text:p>
      <text:p text:style-name="P7"><text:line-break/>Urząd Marszałkowski Województwa Śląskiego, 2022<text:span text:style-name="T24">:</text:span><text:line-break/><text:span text:style-name="T24">- s.7: Zgodnie z informacjami otrzymanymi z Ministerstwa Aktywów Państwowych zatrudnienie w kopalniach </text:span>należących do Skarbu Państwa zlokalizowanych na terenie województwa śląskiego wynosi 61 057<text:span text:style-name="T24"> </text:span>osób, a do roku<text:span text:style-name="T24"> </text:span>2030 w zakładach tych planowana jest redukcja zatrudnienia na poziomie 12 342 osób.<text:line-break/><text:span text:style-name="T25">- s:</text:span><text:span text:style-name="T26">8</text:span><text:span text:style-name="T25">: <text:s/>Z punktu </text:span>widzenia planowania interwencji w ramach procesu transformacji województwa śląskiego należy podkreślić, że<text:span text:style-name="T25"> </text:span>do 2030 roku 3 533 pracowników zatrudnionych aktualnie w sektorze wydobywczym nie zostanie objętych<text:span text:style-name="T25"> </text:span>żadnym wsparciem po likwidacji stanowiska pracy, w tym świadczeniami wynikającymi z zapisów<text:span text:style-name="T25"> </text:span>Umowy<text:span text:style-name="T25"> </text:span>społecznej.<text:line-break/><text:span text:style-name="T26">- s.8: tabela 3 pokazuje redukcje miejsc pracy w gornictwie i okologorniczych<text:line-break/></text:span><text:span text:style-name="T27">- s.8: przewiduje sie luke zatrudnieniowa na 36.5k miejsc pracy w gornictwie i okologornictwie<text:line-break/></text:span><text:span text:style-name="T28">- s.10: Podsumowując, planowane zmiany transformacyjne do 2030 r. spowodują utratę 36,5 tys. miejsc pracy. </text:span>Prognozuje się jednocześnie, że liczba miejsc pracy utworzonych w ramach realizacji TPST (bez miejsc<text:span text:style-name="T28"> </text:span>utworzonych przez duże przedsiębiorstwa) wyniesie 25,2 tys., zatem luka zatrudnieniowa wynosi 11,3 tysięcy.<text:span text:style-name="T28"> </text:span>Sumarycznie liczba miejsc pracy, która powstanie w wyniku interwencji dla dużych firm wynosi<text:span text:style-name="T28"> </text:span>2,1 tys<text:line-break/><text:span text:style-name="T29">- s. 14: 3 warunki jak wytypowano gminy do transformacji<text:line-break/>- s.15: 3 rodzaje problemow wystepujacych w gminach przeznaczonych do transformacji: spoleczny, przestrzenny, spoleczno-przestrzenny<text:line-break/></text:span><text:span text:style-name="T30">- s.15: Likwidacja sektora górniczego na analizowanym obszarze osłabi tempo rozwoju</text:span></text:p>
      <text:p text:style-name="P8">gospodarczego, a co za tym idzie ograniczy również dochody jst w postaci zmniejszonych wpływów podatku PIT,<text:span text:style-name="T30"> podatku eksploatacyjnego oraz od nieruchomości.<text:line-break/></text:span><text:span text:style-name="T31">- s.24-...: rozmiary terenow poprzemyslowych w roznych regionach<text:line-break/></text:span><text:span text:style-name="T32">- s.30: Obszar transformacji obejmuje 7 z 8 podregionów zlokalizowanych w województwie </text:span><text:soft-page-break/><text:span text:style-name="T32">śląskim (co stanowi ¾ </text:span>powierzchni województwa) a zamieszkuje go 88% ludności regionu<text:line-break/><text:span text:style-name="T33">- s.30: silne uzaleznienie lokalnych rynkow pracy od przemyslow tradycyjnych<text:line-break/></text:span><text:span text:style-name="T34">- s.30: Skutki działań podejmowanych w procesie sprawiedliwej transformacji regionu będą</text:span></text:p>
      <text:p text:style-name="P10">odczuwalne przede wszystkim w sektorze wydobywczym (sektor schyłkowy), w którym<text:span text:style-name="T34"> </text:span>zachodzące zmiany<text:span text:style-name="T34"> </text:span>spowodują redukcję zatrudnienia na poziomie 12,3 tys. osób do roku 2030 oraz 48,7 tys. osób do<text:span text:style-name="T34"> </text:span>roku 2050<text:line-break/><text:span text:style-name="T35">- s.30: Ponadto znaczącym problemem regionalnego rynku pracy jest niska aktywność zawodowa mieszkańców, w tym </text:span>wśród kobiet<text:line-break/><text:span text:style-name="T35">- s.31: ujemne saldo migracji oraz związane z tym silne procesy depopulacyjne </text:span>i starzenia się społeczeństwa<text:line-break/><text:span text:style-name="T37">- s.32: należy założyć, iż do roku </text:span>2030 w związku z likwidacją zatrudnienia w sektorze górniczym konieczne będzie zapewnienie prawie 37 tys.<text:span text:style-name="T37"> </text:span>nowych miejsc pracy, w tym 24,2 tys. dla osób pracujących w firmach okołogórniczych<text:line-break/><text:span text:style-name="T38">- s.32: Natomiast w latach 2030-2049 </text:span>skala likwidacji miejsc pracy będzie znacznie wyższa, tj. ok. 145 tys. osób, w tym 95,8 tys. w<text:span text:style-name="T38"> </text:span>sektorze<text:span text:style-name="T38"> </text:span>okołogórniczym<text:line-break/><text:span text:style-name="T39">- s. 33: region charakteryzuje się największym zużyciem węgla kamiennego w gospodarstwach domowych<text:line-break/>- s. 33: Najwięcej odpadów przemysłowych </text:span>wytworzonych w województwie śląskim powstało przy płukaniu i oczyszczaniu kopalin (68,5%)<text:line-break/><text:span text:style-name="T40">- s. 33: w Polsce sa 153 haldy, z czego 138 w slaskim<text:line-break/></text:span><text:span text:style-name="T41">- s. 33: <text:s/>na obszarze transformacji tereny poprzemysłowe obejmują 9 517,1 ha powierzchni,</text:span></text:p>
      <text:p text:style-name="P30">w tym pogórnicze 5 913,6 ha<text:line-break/><text:span text:style-name="T42">- s. 34: gminy utraca dochody uzyskiwane z tytulu podatku dochodowego, srednio 10.2% a niektore az 1/3</text:span><text:span text:style-name="T43">, w podregionach rybnickim, katowickim, tyskim<text:line-break/></text:span><text:span text:style-name="T44">- s.35</text:span><text:span text:style-name="T45">: </text:span><text:span text:style-name="T44">w malopolsce zachodniej miejsca prace zwiazane z gornictwem wynosza 12% zatrudnienia<text:line-break/></text:span><text:span text:style-name="T45">- s.36: wyzwania wymienione przez autorow: 1) budowa wiodacego osrodka w obszarze innowacyjnego i wysokotechnologicznego przemyslu 2) przekierowanie gospodarki regionow gorniczych na sciezke zielonego, inteligentego i cyfrowego wzrostu 3) wzmocnienie potencjalu lokalnej przedsiebiorczosci dla tworzenia alternatywnych miejsc pracy 4) zdynamizowanie energetyki prosumenckiej w oparciu o potencjaly i zasoby podregionow gorniczych</text:span><text:span text:style-name="T46"> 5) przywrocenie terenow poprzemyslowych do obiegu gospodarczego, spolecznego i srodowiskowego w podregionach gorniczych 6) poprawa mobilnosci mieszkancow i spojnosci transportowej 7) rozwoj i dostosowanie ksztalcenia w podregionach gorniczych 8) utrzymanie aktywnosci zawodowej osob zatrudnionych w gornictwie i powiazanych przedsiebiorstwach 9) poprawa jakosci zycia mieszkancow podregionow gorniczych 10) poprawa potencjalu spoleczngo i zarzadczego dla transformacji<text:line-break/></text:span><text:span text:style-name="T47">- s. 38: TPST zaklada stworzenie nowych 27.3k miejsc pracy<text:line-break/><text:line-break/></text:span><text:span text:style-name="T58">Forum Energii, 2024:<text:line-break/></text:span><text:span text:style-name="T59">- s. 26-31: Moce osiagalne<text:line-break/></text:span><text:span text:style-name="T60">- s. 46: </text:span><text:span text:style-name="T61">import netto wegla kamiennego wzrosl o 733% od 2014</text:span></text:p>
      <text:p text:style-name="P30"><text:span text:style-name="T58">- </text:span><text:span text:style-name="T71">s. 50: </text:span><text:span text:style-name="T58">Struktura zużycia węgla kamiennego energetycznego</text:span><text:span text:style-name="T61"><text:line-break/><text:line-break/></text:span><text:span text:style-name="T62">Bosco, A., Fant. S:<text:line-break/>- coal combustion contributes roughly 150 Mt of CO2 emissions annually<text:line-break/></text:span><text:span text:style-name="T63">- Coking coal, a metallurgical coal that is more valuable and harder to replace than thermal coal, is also drawn from deep in the ground.<text:line-break/>- https://single-market-economy.ec.europa.eu/sectors/raw-materials/areas-specific-interest/critical-raw-materials_en%23fifth-list-2023-of-critical-raw-materials-for-the-eu &lt;--- critical raw materials list containing the coking coal<text:line-break/></text:span><text:span text:style-name="T64">- We produce approximately 11 million tons annually, which represents one third of the European demand. We will also need it beyond 2049<text:line-break/></text:span><text:soft-page-break/><text:span text:style-name="T64">- under Jerzy Buzek's government, over 20 mines were shut down<text:line-break/></text:span><text:span text:style-name="T65">- 1998, Jerzy Buzek introduced the first “parachute” package for dismissed or redundant miners, which was also supported by the trade union Solidarność. The reform replaced the previous strategy of a hiring freeze and was intended to urge miners to take voluntary redundancy: the company offered older workers early retirement, while younger workers were offered compensation of 40,000 zlotys (around 10,000 euros). This sum was intended to encourage former miners to set up new businesses or to retrain for a different profession.<text:line-break/>- The reform had cost the state approximately 2.4 billion dollars by 2002, but 35 per cent of the 30,000 miners who had received compensation had still not found alternative employment.<text:line-break/>- Two-thirds of the coal mines in Poland have been closed over the past 30 years, and the number of workers has dropped to just over 80,000 compared to the more than 400,000 workers previously employed in the industry.<text:line-break/></text:span><text:span text:style-name="T66">- The regional unemployment rate soared to 20 per cent following the wave of closures between 1999 and 2006, which triggered an economic crisis in several cities in Lower and Upper Silesia.<text:line-break/></text:span><text:span text:style-name="T67">- In 2022, the European Commission allocated 2.4 billion euros to support the ecological transition of Silesia and Western Małopolska: https://ec.europa.eu/commission/presscorner/detail/es/ip_22_7413</text:span></text:p>
      <text:p text:style-name="P27"/>
      <text:p text:style-name="P28"><text:span text:style-name="T67">European Commission, 2022:<text:line-break/></text:span><text:span text:style-name="T68">- 5 operational programmes with Territorial Just Transition Plans</text:span></text:p>
      <text:p text:style-name="P29"><text:span text:style-name="T68">- €2.4 billion for Silesia and Western Malopolska<text:line-break/>- €415 million for Wielkopolska<text:line-break/>- €581.5 </text:span><text:span text:style-name="T69">million </text:span><text:span text:style-name="T68">for Lower Silesia</text:span></text:p>
      <text:p text:style-name="P29"><text:span text:style-name="T69">- €369.5 million for Lodzkie</text:span><text:line-break/><text:line-break/><text:span text:style-name="T18">Methodology ideas:</text:span></text:p>
      <text:p text:style-name="P21">- estimate number of people affected by transition</text:p>
      <text:p text:style-name="P9"><text:span text:style-name="T31">- estimate affected postindustrial area</text:span><text:span text:style-name="T18"><text:line-break/></text:span><text:span text:style-name="T21">- list challenges claimed by government and politicians and evaluate them</text:span></text:p>
      <text:p text:style-name="P9"><text:span text:style-name="T36">- write about past closings of coal mines and how people fell into unemployment and alcoholism<text:line-break/></text:span><text:span text:style-name="T51">- why poland still buys coal<text:line-break/></text:span><text:span text:style-name="T57">- ignore political incentives</text:span><text:line-break/></text:p>
      <text:p text:style-name="P1">References</text:p>
      <text:p text:style-name="P22"><text:span text:style-name="T4"><text:line-break/>Bosco, A. Fant, S., 2024. The Difficult Transformation of Poland’s Coal Region. </text:span><text:span text:style-name="T3">Green European</text:span></text:p>
      <text:p text:style-name="P22"><text:span text:style-name="T3">Journal </text:span><text:span text:style-name="T4">[online] 3 September. Available at: &lt;https://www.greeneuropeanjournal.eu/the-difficult-</text:span></text:p>
      <text:p text:style-name="P23"><text:span text:style-name="T4">transformation-of-polands-coal-region/&gt;.<text:line-break/><text:line-break/>European Commission, 2022. EU Cohesion Policy: €3.85 billion for a just transition toward</text:span></text:p>
      <text:p text:style-name="P23"><text:span text:style-name="T4">climate neutral economy in five Polish regions. [online] Available at:</text:span></text:p>
      <text:p text:style-name="P23"><text:span text:style-name="T4">&lt;https://ec.europa.eu/commission/presscorner/detail/es/ip_22_7413&gt;.<text:line-break/></text:span></text:p>
      <text:p text:style-name="P11">European Commission, Directorate-General for Energy, 2024b. Regional profile Silesia, Poland.</text:p>
      <text:p text:style-name="P11">Publications Office of the European Union. https://data.europa.eu/doi/10.2833/225888.</text:p>
      <text:p text:style-name="P1"><text:span text:style-name="T4"><text:line-break/>European Commission, 2025. </text:span><text:span text:style-name="T3">Carbon Border Adjustment Mechanism</text:span><text:span text:style-name="T4"> [online] Available at:</text:span></text:p>
      <text:p text:style-name="P23"><text:span text:style-name="T4">&lt;https://taxation-customs.ec.europa.eu/carbon-border-adjustment-mechanism_en&gt;.</text:span><text:line-break/></text:p>
      <text:p text:style-name="P11">IEA, 2022. <text:span text:style-name="T1">Poland 2022</text:span>. [online] Available at: &lt;https://www.iea.org/reports/poland-2022&gt;.<text:line-break/><text:line-break/>IEA, 2024. <text:span text:style-name="T1">Poland</text:span>. [online] Available at: &lt;https://www.iea.org/countries/poland/electricity&gt;</text:p>
      <text:p text:style-name="P12"><text:soft-page-break/>[Accessed 23 February 2025]<text:span text:style-name="T12">.<text:line-break/></text:span></text:p>
      <text:p text:style-name="P12">Kardaś, Sz. 2023. From coal to consensus: Poland’s energy transition and its European future.</text:p>
      <text:p text:style-name="P12">European Council on Foregin Relations [online] 27 September. Available at:</text:p>
      <text:p text:style-name="P12">&lt;https://ecfr.eu/publication/from-coal-to-consensus-polands-energy-transition-and-its-european-</text:p>
      <text:p text:style-name="P12">future/#&gt;.</text:p>
      <text:p text:style-name="P12"><text:span text:style-name="T12"><text:line-break/>Ministerstwo Klimatu i Środowiska, 2022a. </text:span><text:span text:style-name="T2">Polityka energetyczna Polski do 2040 r</text:span><text:span text:style-name="T12">. [online]</text:span></text:p>
      <text:p text:style-name="P11">Available at: &lt;<text:a xlink:type="simple" xlink:href="https://www.gov.pl/web/klimat/polityka-energetyczna-polski" text:style-name="Internet_20_link" text:visited-style-name="Visited_20_Internet_20_Link">https://www.gov.pl/web/klimat/polityka-energetyczna-polski</text:a>&gt;.<text:line-break/><text:line-break/>Urząd Marszałkowski Województwa Śląskiego<text:span text:style-name="T23">, 2022. </text:span><text:span text:style-name="T1">Territorial Just Transition Plan of Silesian Voivodeship by 2030</text:span>. Appendix 1 to the Resolution of the<text:span text:style-name="T22"> </text:span>Voivodship Board (21/12/2022). Available at:<text:span text:style-name="T22"> &lt;</text:span><text:a xlink:type="simple" xlink:href="https://transformacja.slaskie.pl/images/Dokumenty/1671795836_projekt_terytorialny_.2022%20-%20Copy%202.pdf" text:style-name="Internet_20_link" text:visited-style-name="Visited_20_Internet_20_Link">https://transformacja.slaskie.pl/images/Dokumenty/1671795836_projekt_terytorialny_.2022%20-%20Copy%202.pdf</text:a><text:span text:style-name="T22">&gt;.<text:line-break/><text:line-break/></text:span><text:span text:style-name="T48">Forum Energii</text:span><text:span text:style-name="T50">, 2024.</text:span><text:span text:style-name="T49"><text:line-break/>https://www.forum-energii.eu/rocznik-dane-o-energetyce</text:span></text:p>
      <text:p text:style-name="P11"><text:span text:style-name="T49"/></text:p>
      <text:p text:style-name="P1"><text:span text:style-name="T82">World Bank Group, 2019. </text:span>Air Quality in Poland, What are the Issues and What can be Done? (English). Washington, D.C. : World Bank Group. http://documents.worldbank.org/curated/en/426051575639438457</text:p>
      <text:p text:style-name="P1"/>
      <text:p text:style-name="P1"><text:span text:style-name="T101">European Commission, 2023. </text:span>https://commission.europa.eu/strategy-and-policy/priorities-2019-2024/european-green-deal/green-deal-industrial-plan/european-critical-raw-materials-act_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roboto, roboto-fallback"/>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e" fo:country="NO"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8T16:29:30.535955655</meta:creation-date>
    <meta:generator>LibreOffice/24.2.7.2$Linux_X86_64 LibreOffice_project/420$Build-2</meta:generator>
    <dc:date>2025-03-17T23:44:10.046149348</dc:date>
    <meta:editing-duration>PT21H58M45S</meta:editing-duration>
    <meta:editing-cycles>122</meta:editing-cycles>
    <meta:document-statistic meta:table-count="0" meta:image-count="0" meta:object-count="0" meta:page-count="7" meta:paragraph-count="79" meta:word-count="3017" meta:character-count="20764" meta:non-whitespace-character-count="17793"/>
  </office:meta>
</office:document-meta>
</file>